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1009" officeooo:paragraph-rsid="00151009"/>
    </style:style>
    <style:style style:name="P2" style:family="paragraph" style:parent-style-name="Standard">
      <style:text-properties style:text-underline-style="none" officeooo:rsid="00151009" officeooo:paragraph-rsid="0015100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ful Installs</text:p>
      <text:p text:style-name="P1"/>
      <text:p text:style-name="P2"><text:span text:style-name="T1">VS Code</text:span> – IDE</text:p>
      <text:p text:style-name="P2"><text:span text:style-name="T1">Sublime Merge</text:span> – Git Handler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1:36:58.395058416</meta:creation-date>
    <dc:date>2021-02-19T11:39:02.533258535</dc:date>
    <meta:editing-duration>PT2M4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3" meta:word-count="9" meta:character-count="56" meta:non-whitespace-character-count="47"/>
  </office:meta>
</office:document-meta>
</file>